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arial, serif"/>
    <style:font-face style:name="Menlo" svg:font-family="Menlo, Monaco, 'Andale Mono', 'lucida console', 'Courier New', monospace"/>
    <style:font-face style:name="Menlo1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1176"/>
    </style:style>
    <style:style style:name="P2" style:family="paragraph" style:parent-style-name="Standard">
      <style:text-properties style:font-name="Arial" fo:font-size="9pt" officeooo:rsid="000bd011" officeooo:paragraph-rsid="000bd011" style:font-size-asian="9pt" style:font-size-complex="9pt"/>
    </style:style>
    <style:style style:name="P3" style:family="paragraph" style:parent-style-name="Standard">
      <style:text-properties style:font-name="Arial" fo:font-size="9pt" officeooo:paragraph-rsid="000d1176" style:font-size-asian="9pt" style:font-size-complex="9pt"/>
    </style:style>
    <style:style style:name="P4" style:family="paragraph" style:parent-style-name="Standard">
      <style:text-properties style:font-name="Arial" fo:font-size="9pt" officeooo:rsid="000d1176" officeooo:paragraph-rsid="000d1176" style:font-size-asian="9pt" style:font-size-complex="9pt"/>
    </style:style>
    <style:style style:name="P5" style:family="paragraph" style:parent-style-name="Standard">
      <style:text-properties style:font-name="Arial" fo:font-size="9pt" officeooo:rsid="000e972c" officeooo:paragraph-rsid="000e972c" style:font-size-asian="9pt" style:font-size-complex="9pt"/>
    </style:style>
    <style:style style:name="P6" style:family="paragraph" style:parent-style-name="Standard">
      <style:text-properties style:font-name="Arial" fo:font-size="9pt" officeooo:rsid="000ed835" officeooo:paragraph-rsid="000ed835" style:font-size-asian="9pt" style:font-size-complex="9pt"/>
    </style:style>
    <style:style style:name="P7" style:family="paragraph" style:parent-style-name="Standard">
      <style:text-properties style:font-name="Arial" fo:font-size="9pt" officeooo:rsid="000ee6d1" officeooo:paragraph-rsid="000ee6d1" style:font-size-asian="9pt" style:font-size-complex="9pt"/>
    </style:style>
    <style:style style:name="P8" style:family="paragraph" style:parent-style-name="Standard">
      <style:text-properties style:font-name="Arial" fo:font-size="9pt" officeooo:rsid="000f429c" officeooo:paragraph-rsid="000f429c" style:font-size-asian="9pt" style:font-size-complex="9pt"/>
    </style:style>
    <style:style style:name="P9" style:family="paragraph" style:parent-style-name="Standard">
      <style:text-properties style:font-name="Arial" fo:font-size="9pt" officeooo:rsid="00110b44" officeooo:paragraph-rsid="00110b44" style:font-size-asian="9pt" style:font-size-complex="9pt"/>
    </style:style>
    <style:style style:name="P10" style:family="paragraph" style:parent-style-name="Standard">
      <style:text-properties style:font-name="Arial" fo:font-size="9pt" officeooo:rsid="0011f7d5" officeooo:paragraph-rsid="0011f7d5" style:font-size-asian="9pt" style:font-size-complex="9pt"/>
    </style:style>
    <style:style style:name="P11" style:family="paragraph" style:parent-style-name="Standard">
      <style:text-properties style:font-name="Arial" fo:font-size="9pt" officeooo:rsid="0012defe" officeooo:paragraph-rsid="0012defe" style:font-size-asian="9pt" style:font-size-complex="9pt"/>
    </style:style>
    <style:style style:name="P12" style:family="paragraph" style:parent-style-name="Standard">
      <style:text-properties style:font-name="Arial" fo:font-size="9pt" officeooo:rsid="001473c6" officeooo:paragraph-rsid="001473c6" style:font-size-asian="9pt" style:font-size-complex="9pt"/>
    </style:style>
    <style:style style:name="P13" style:family="paragraph" style:parent-style-name="Standard">
      <style:text-properties style:font-name="Arial" fo:font-size="9pt" officeooo:rsid="0014e905" officeooo:paragraph-rsid="0014e905" style:font-size-asian="9pt" style:font-size-complex="9pt"/>
    </style:style>
    <style:style style:name="P14" style:family="paragraph" style:parent-style-name="Standard">
      <style:text-properties style:font-name="Arial" fo:font-size="9pt" officeooo:rsid="0015556a" officeooo:paragraph-rsid="0015556a" style:font-size-asian="9pt" style:font-size-complex="9pt"/>
    </style:style>
    <style:style style:name="P15" style:family="paragraph" style:parent-style-name="Standard">
      <style:text-properties style:font-name="Arial" fo:font-size="9pt" officeooo:rsid="00181fba" officeooo:paragraph-rsid="00181fba" style:font-size-asian="9pt" style:font-size-complex="9pt"/>
    </style:style>
    <style:style style:name="P16" style:family="paragraph" style:parent-style-name="Standard">
      <style:text-properties style:font-name="Arial" fo:font-size="9pt" officeooo:rsid="00186526" officeooo:paragraph-rsid="00186526" style:font-size-asian="9pt" style:font-size-complex="9pt"/>
    </style:style>
    <style:style style:name="P17" style:family="paragraph" style:parent-style-name="Standard">
      <style:text-properties style:font-name="Arial" fo:font-size="9pt" officeooo:rsid="0019c730" officeooo:paragraph-rsid="0019c730" style:font-size-asian="9pt" style:font-size-complex="9pt"/>
    </style:style>
    <style:style style:name="P18" style:family="paragraph" style:parent-style-name="Standard">
      <style:text-properties style:font-name="Arial" fo:font-size="9pt" officeooo:rsid="001bf2ea" officeooo:paragraph-rsid="001bf2ea" style:font-size-asian="9pt" style:font-size-complex="9pt"/>
    </style:style>
    <style:style style:name="P19" style:family="paragraph" style:parent-style-name="Standard">
      <style:text-properties style:font-name="Arial" fo:font-size="9pt" officeooo:rsid="001d746a" officeooo:paragraph-rsid="001d746a" style:font-size-asian="9pt" style:font-size-complex="9pt"/>
    </style:style>
    <style:style style:name="P20" style:family="paragraph" style:parent-style-name="Standard">
      <style:text-properties style:font-name="Arial" fo:font-size="9pt" officeooo:rsid="001eef8a" officeooo:paragraph-rsid="001eef8a" style:font-size-asian="9pt" style:font-size-complex="9pt"/>
    </style:style>
    <style:style style:name="P21" style:family="paragraph" style:parent-style-name="Standard">
      <style:text-properties style:font-name="Arial" fo:font-size="9pt" officeooo:rsid="000e972c" officeooo:paragraph-rsid="000e972c" fo:background-color="#ffff00" style:font-size-asian="9pt" style:font-size-complex="9pt"/>
    </style:style>
    <style:style style:name="P22" style:family="paragraph" style:parent-style-name="Standard">
      <style:text-properties style:font-name="Arial" fo:font-size="9pt" officeooo:paragraph-rsid="000f429c"/>
    </style:style>
    <style:style style:name="P23" style:family="paragraph" style:parent-style-name="Standard">
      <style:text-properties style:font-name="Arial" fo:font-size="9pt" fo:font-style="italic" officeooo:rsid="001473c6" officeooo:paragraph-rsid="001473c6" style:font-size-asian="9pt" style:font-style-asian="italic" style:font-size-complex="9pt" style:font-style-complex="italic"/>
    </style:style>
    <style:style style:name="P24" style:family="paragraph" style:parent-style-name="Standard">
      <style:text-properties style:font-name="Arial" fo:font-size="9pt" fo:font-style="italic" officeooo:rsid="0014e905" officeooo:paragraph-rsid="0014e905" style:font-size-asian="9pt" style:font-style-asian="italic" style:font-size-complex="9pt" style:font-style-complex="italic"/>
    </style:style>
    <style:style style:name="P25" style:family="paragraph" style:parent-style-name="Standard">
      <style:text-properties style:font-name="Arial" fo:font-size="9pt" fo:font-style="italic" officeooo:rsid="00186526" officeooo:paragraph-rsid="00186526" style:font-size-asian="9pt" style:font-style-asian="italic" style:font-size-complex="9pt" style:font-style-complex="italic"/>
    </style:style>
    <style:style style:name="P26" style:family="paragraph" style:parent-style-name="Standard">
      <style:text-properties style:font-name="Arial" fo:font-size="13pt" fo:font-weight="bold" officeooo:rsid="000ee6d1" officeooo:paragraph-rsid="000ee6d1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Arial" fo:font-size="13pt" officeooo:rsid="0012defe" officeooo:paragraph-rsid="0012defe" fo:background-color="#ffff00" style:font-size-asian="13pt" style:font-size-complex="13pt"/>
    </style:style>
    <style:style style:name="P28" style:family="paragraph" style:parent-style-name="Standard">
      <style:text-properties style:font-name="Arial" fo:font-size="13pt" officeooo:rsid="0011f7d5" officeooo:paragraph-rsid="0011f7d5" fo:background-color="#ffff00" style:font-size-asian="13pt" style:font-size-complex="13pt"/>
    </style:style>
    <style:style style:name="P29" style:family="paragraph" style:parent-style-name="Standard">
      <style:text-properties style:font-name="Arial" fo:font-size="13pt" officeooo:rsid="0015556a" officeooo:paragraph-rsid="0015556a" fo:background-color="#ffff00" style:font-size-asian="13pt" style:font-size-complex="13pt"/>
    </style:style>
    <style:style style:name="P30" style:family="paragraph" style:parent-style-name="Text_20_body">
      <style:paragraph-properties fo:margin-left="0in" fo:margin-right="0in" fo:margin-top="0in" fo:margin-bottom="0in" style:contextual-spacing="false" style:line-height-at-least="0.1772in" fo:text-align="start" style:justify-single-word="false" fo:widows="1" fo:text-indent="0in" style:auto-text-indent="false" fo:padding="0in" fo:border="none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/>
    </style:style>
    <style:style style:name="P32" style:family="paragraph" style:parent-style-name="Preformatted_20_Text">
      <style:text-properties fo:font-variant="normal" fo:text-transform="none" fo:color="#404040" style:font-name="Arial" fo:font-size="9pt" fo:letter-spacing="normal" fo:font-style="normal" fo:font-weight="normal" officeooo:rsid="000bd011" officeooo:paragraph-rsid="000bd011" style:font-size-asian="9pt" style:font-size-complex="9pt"/>
    </style:style>
    <style:style style:name="P33" style:family="paragraph" style:parent-style-name="Preformatted_20_Text">
      <style:text-properties fo:font-variant="normal" fo:text-transform="none" fo:color="#000000" style:font-name="Menlo" fo:font-size="9.75pt" fo:font-style="normal" fo:font-weight="normal" officeooo:rsid="000ee6d1" officeooo:paragraph-rsid="000ee6d1" style:font-size-asian="9pt" style:font-size-complex="9pt"/>
    </style:style>
    <style:style style:name="P34" style:family="paragraph" style:parent-style-name="Preformatted_20_Text">
      <style:paragraph-properties fo:margin-top="0in" fo:margin-bottom="0in" style:contextual-spacing="false" fo:line-height="150%" fo:widows="1" fo:padding="0in" fo:border="none"/>
      <style:text-properties fo:font-variant="normal" fo:text-transform="none" fo:color="#404040" style:font-name="Arial" fo:font-size="9pt" fo:letter-spacing="normal" fo:font-style="normal" fo:font-weight="normal" style:font-size-asian="9pt" style:font-size-complex="9pt"/>
    </style:style>
    <style:style style:name="P35" style:family="paragraph" style:parent-style-name="Heading_20_1">
      <style:text-properties style:font-name="Arial" fo:font-size="9pt" officeooo:rsid="000bd011" officeooo:paragraph-rsid="000bd011" style:font-size-asian="9pt" style:font-size-complex="9pt"/>
    </style:style>
    <style:style style:name="P36" style:family="paragraph" style:parent-style-name="Standard">
      <style:text-properties style:font-name="Arial" fo:font-size="9pt" fo:font-style="italic" officeooo:rsid="0014e905" officeooo:paragraph-rsid="0014e905" style:font-size-asian="9pt" style:font-style-asian="italic" style:font-size-complex="9pt" style:font-style-complex="italic"/>
    </style:style>
    <style:style style:name="P37" style:family="paragraph" style:parent-style-name="Standard">
      <style:text-properties style:font-name="Arial" fo:font-size="9pt" officeooo:rsid="000bd011" officeooo:paragraph-rsid="000d1176" fo:background-color="#ffff00" style:font-size-asian="9pt" style:font-size-complex="9pt"/>
    </style:style>
    <style:style style:name="P38" style:family="paragraph" style:parent-style-name="Standard">
      <style:text-properties style:font-name="Arial" fo:font-size="9pt" officeooo:rsid="000f429c" officeooo:paragraph-rsid="000f429c" style:font-size-asian="9pt" style:font-size-complex="9pt"/>
    </style:style>
    <style:style style:name="P39" style:family="paragraph" style:parent-style-name="Standard">
      <style:text-properties style:font-name="Arial" fo:font-size="9pt" officeooo:rsid="0011f7d5" officeooo:paragraph-rsid="0011f7d5" style:font-size-asian="9pt" style:font-size-complex="9pt"/>
    </style:style>
    <style:style style:name="P40" style:family="paragraph" style:parent-style-name="Standard">
      <style:text-properties style:font-name="Arial" fo:font-size="9pt" officeooo:rsid="0020e1e5" officeooo:paragraph-rsid="0020e1e5" style:font-size-asian="9pt" style:font-size-complex="9pt"/>
    </style:style>
    <style:style style:name="T1" style:family="text">
      <style:text-properties fo:font-weight="bold"/>
    </style:style>
    <style:style style:name="T2" style:family="text">
      <style:text-properties fo:color="#555555"/>
    </style:style>
    <style:style style:name="T3" style:family="text">
      <style:text-properties fo:color="#333333"/>
    </style:style>
    <style:style style:name="T4" style:family="text">
      <style:text-properties fo:color="#0086b3"/>
    </style:style>
    <style:style style:name="T5" style:family="text">
      <style:text-properties fo:color="#009999"/>
    </style:style>
    <style:style style:name="T6" style:family="text">
      <style:text-properties fo:color="#999988" fo:font-style="italic"/>
    </style:style>
    <style:style style:name="T7" style:family="text">
      <style:text-properties fo:font-variant="normal" fo:text-transform="none" fo:color="#222426" style:font-name="Arial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fo:color="#222426" style:font-name="Arial" fo:font-size="9pt" fo:letter-spacing="normal" fo:font-style="normal" fo:font-weight="bold" style:font-size-asian="9pt" style:font-size-complex="9pt" fo:padding="0in" fo:border="none"/>
    </style:style>
    <style:style style:name="T9" style:family="text">
      <style:text-properties fo:font-variant="normal" fo:text-transform="none" fo:color="#008000" style:font-name="inherit" fo:font-size="9.75pt" fo:font-style="normal" fo:font-weight="bold" fo:padding="0in" fo:border="none"/>
    </style:style>
    <style:style style:name="T10" style:family="text">
      <style:text-properties fo:font-variant="normal" fo:text-transform="none" fo:color="#000000" style:font-name="Menlo" fo:font-size="9.75pt" fo:font-style="normal" fo:font-weight="normal"/>
    </style:style>
    <style:style style:name="T11" style:family="text">
      <style:text-properties fo:font-variant="normal" fo:text-transform="none" fo:color="#000000" style:font-name="inherit" fo:font-size="9.75pt" fo:font-style="normal" fo:font-weight="normal" fo:padding="0in" fo:border="none"/>
    </style:style>
    <style:style style:name="T12" style:family="text">
      <style:text-properties fo:font-variant="normal" fo:text-transform="none" fo:color="#0000ff" style:font-name="inherit" fo:font-size="9.75pt" fo:font-style="normal" fo:font-weight="bold" fo:padding="0in" fo:border="none"/>
    </style:style>
    <style:style style:name="T13" style:family="text">
      <style:text-properties fo:font-variant="normal" fo:text-transform="none" fo:color="#962000" style:text-line-through-style="none" style:text-line-through-type="none" style:font-name="Courier" fo:font-size="13pt" fo:letter-spacing="normal" fo:font-style="normal" style:text-underline-style="none" fo:font-weight="normal" style:text-blinking="false" fo:background-color="#ffff00" loext:char-shading-value="0" style:font-size-asian="13pt" style:font-size-complex="13pt" fo:padding="0in" fo:border="none"/>
    </style:style>
    <style:style style:name="T14" style:family="text">
      <style:text-properties style:font-name="Arial" fo:font-size="9pt" officeooo:rsid="000bd011" style:font-size-asian="9pt" style:font-size-complex="9pt"/>
    </style:style>
    <style:style style:name="T15" style:family="text">
      <style:text-properties style:font-name="inherit" fo:padding="0in" fo:border="none"/>
    </style:style>
    <style:style style:name="T16" style:family="text">
      <style:text-properties style:font-name="inherit" fo:font-size="9.75pt" fo:font-style="normal" fo:font-weight="normal" fo:padding="0in" fo:border="none"/>
    </style:style>
    <style:style style:name="T17" style:family="text">
      <style:text-properties fo:color="#666666" style:font-name="inherit" fo:padding="0in" fo:border="none"/>
    </style:style>
    <style:style style:name="T18" style:family="text">
      <style:text-properties fo:color="#666666" style:font-name="inherit" fo:font-size="9.75pt" fo:font-style="normal" fo:font-weight="normal" fo:padding="0in" fo:border="none"/>
    </style:style>
    <style:style style:name="T19" style:family="text">
      <style:text-properties fo:color="#008000" style:font-name="inherit" fo:padding="0in" fo:border="none"/>
    </style:style>
    <style:style style:name="T20" style:family="text">
      <style:text-properties fo:color="#008000" style:font-name="inherit" fo:font-weight="bold" fo:padding="0in" fo:border="none"/>
    </style:style>
    <style:style style:name="T21" style:family="text">
      <style:text-properties fo:color="#008000" style:font-name="inherit" fo:font-size="9.75pt" fo:font-style="normal" fo:font-weight="bold" fo:padding="0in" fo:border="none"/>
    </style:style>
    <style:style style:name="T22" style:family="text">
      <style:text-properties fo:color="#008000" style:font-name="inherit" fo:font-size="9.75pt" fo:font-style="normal" fo:font-weight="normal" fo:padding="0in" fo:border="none"/>
    </style:style>
    <style:style style:name="T23" style:family="text">
      <style:text-properties fo:color="#ba2121" style:font-name="inherit" fo:padding="0in" fo:border="none"/>
    </style:style>
    <style:style style:name="T24" style:family="text">
      <style:text-properties fo:color="#0000ff" style:font-name="inherit" fo:font-size="9.75pt" fo:font-style="normal" fo:font-weight="normal" fo:padding="0in" fo:border="none"/>
    </style:style>
    <style:style style:name="T25" style:family="text">
      <style:text-properties style:font-name="Menlo" fo:font-size="9.75pt" fo:font-style="normal" fo:font-weight="normal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b34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0">sam827mchale@btinternet.com</text:p>
      <text:p text:style-name="P28">ZIP:</text:p>
      <text:p text:style-name="P10"/>
      <text:p text:style-name="P10">a=[1,2,3,4]</text:p>
      <text:p text:style-name="P10">keys=['a','b','c','d']</text:p>
      <text:p text:style-name="P10">for i,j in zip(keys,a):</text:p>
      <text:p text:style-name="P10"><text:s text:c="4"/>print i,j </text:p>
      <text:p text:style-name="P10"/>
      <text:p text:style-name="P10">zip(keys,a)</text:p>
      <text:p text:style-name="P10">Out[69]: [('a', 1), ('b', 2), ('c', 3), ('d', 4)]</text:p>
      <text:p text:style-name="P2"/>
      <text:h text:style-name="P35" text:outline-level="1"><text:a xlink:type="simple" xlink:href="http://agiliq.com/blog/2012/06/understanding-args-and-kwargs/"><text:span text:style-name="T13">Understanding '*', '*args', '**' and '**kwargs'</text:span></text:a></text:h>
      <text:p text:style-name="P15"><text:a xlink:type="simple" xlink:href="http://agiliq.com/blog/2012/06/understanding-args-and-kwargs/">http://agiliq.com/blog/2012/06/understanding-args-and-kwargs/</text:a></text:p>
      <text:p text:style-name="P15"/>
      <text:p text:style-name="P16"/>
      <text:p text:style-name="P25">Understanding what '*' does from inside a function call.</text:p>
      <text:p text:style-name="P25">Understanding what '*args' mean inside a function definition.</text:p>
      <text:p text:style-name="P25">Understanding what '**' does from inside a function call.</text:p>
      <text:p text:style-name="P25">Understanding what '**kwargs' mean inside a function definition.</text:p>
      <text:p text:style-name="P25">A practical example of where we use 'args', 'kwargs' and why we use it.</text:p>
      <text:p text:style-name="P17"/>
      <text:p text:style-name="P17"><text:span text:style-name="T27">1,3)</text:span>So, "**" unpacks the dictionary i.e the key values pairs in the dictionary as keyword arguments and these are sent as keyword arguments to the function being called. "*" unpacks a list/tuple i.e the values in the list as positional arguments and these are sent as positional arguments to the function being called.</text:p>
      <text:p text:style-name="P18"/>
      <text:p text:style-name="P20">Eg: d={'b':5, 'c':7}</text:p>
      <text:p text:style-name="P20">writing "fun(1, **d)" was equivalent to writing "fun(1, b=5, c=7)".</text:p>
      <text:p text:style-name="P20"/>
      <text:p text:style-name="P18">4)with "**kwargs", it can take any number of keyword arguments. Let's see some examples.</text:p>
      <text:p text:style-name="P19"><text:s/>def fun(a, **kwargs):</text:p>
      <text:p text:style-name="P19"><text:s text:c="3"/>....: <text:s text:c="4"/>print a, kwargs</text:p>
      <text:p text:style-name="P19">In [50]: fun(1, b=4, c=5)</text:p>
      <text:p text:style-name="P19">1 {'c': 5, 'b': 4} </text:p>
      <text:p text:style-name="P19"/>
      <text:p text:style-name="P27">Static methods</text:p>
      <text:p text:style-name="P11"/>
      <text:p text:style-name="P11">Static methods are a special case of methods. Sometimes, you'll write code that belongs to a class, but that doesn't use the object itself at all. For example:</text:p>
      <text:p text:style-name="P11"/>
      <text:p text:style-name="P11">class Pizza(object):</text:p>
      <text:p text:style-name="P11"><text:s text:c="4"/><text:span text:style-name="T26">@staticmethod</text:span></text:p>
      <text:p text:style-name="P11"><text:s text:c="4"/>def mix_ingredients(x, y):</text:p>
      <text:p text:style-name="P11"><text:s text:c="8"/>return x + y</text:p>
      <text:p text:style-name="P11"><text:s/></text:p>
      <text:p text:style-name="P11"><text:s text:c="4"/>def cook(self):</text:p>
      <text:p text:style-name="P11"><text:s text:c="8"/>return self.mix_ingredients(self.cheese, self.vegetables)</text:p>
      <text:p text:style-name="P2"/>
      <text:p text:style-name="P12">In such a case, writing mix_ingredients as a non-static method would work too, but it would provide it a self argument that would not be used. Here, the decorator @staticmethod buys us several things:</text:p>
      <text:p text:style-name="P12"/>
      <text:p text:style-name="P12">Python doesn't have to instantiate a bound-method for each Pizza object we instiantiate. Bound methods are objects too, and creating them has a cost. Having a static method avoids that:</text:p>
      <text:p text:style-name="P12"/>
      <text:p text:style-name="P23">&gt;&gt;&gt; Pizza().cook is Pizza().cook</text:p>
      <text:p text:style-name="P23">False</text:p>
      <text:p text:style-name="P12"/>
      <text:p text:style-name="P24">&gt;&gt;&gt; Pizza().mix_ingredients is Pizza.mix_ingredients</text:p>
      <text:p text:style-name="P24">True</text:p>
      <text:p text:style-name="P13"/>
      <text:p text:style-name="P29">Class methods</text:p>
      <text:p text:style-name="P14">Having said that, what are class methods? Class methods are methods that are not bound to an object, but to… a class!</text:p>
      <text:p text:style-name="P13"/>
      <text:p text:style-name="P14">&gt;&gt;&gt; class Pizza(object):</text:p>
      <text:p text:style-name="P14">... <text:s text:c="4"/>radius = 42</text:p>
      <text:p text:style-name="P14">... <text:s text:c="4"/><text:span text:style-name="T26">@classmethod</text:span></text:p>
      <text:p text:style-name="P14"><text:soft-page-break/>... <text:s text:c="4"/>def get_radius(cls):</text:p>
      <text:p text:style-name="P14">... <text:s text:c="8"/>return cls.radius</text:p>
      <text:p text:style-name="P14">... </text:p>
      <text:p text:style-name="P14">&gt;&gt;&gt; </text:p>
      <text:p text:style-name="P14">&gt;&gt;&gt; Pizza.get_radius</text:p>
      <text:p text:style-name="P14">&lt;bound method type.get_radius of &lt;class '__main__.Pizza'&gt;&gt;</text:p>
      <text:p text:style-name="P14">&gt;&gt;&gt; Pizza().get_radius</text:p>
      <text:p text:style-name="P14">&lt;bound method type.get_radius of &lt;class '__main__.Pizza'&gt;&gt;</text:p>
      <text:p text:style-name="P14">&gt;&gt;&gt; Pizza.get_radius is Pizza().get_radius</text:p>
      <text:p text:style-name="P14">True</text:p>
      <text:p text:style-name="P14">&gt;&gt;&gt; Pizza.get_radius()</text:p>
      <text:p text:style-name="P14">42</text:p>
      <text:p text:style-name="P13"/>
      <text:p text:style-name="P13"/>
      <text:p text:style-name="P13"/>
      <text:p text:style-name="P13"/>
      <text:p text:style-name="P2">def class_factory():</text:p>
      <text:p text:style-name="P2"><text:s text:c="4"/>class Foo(object):</text:p>
      <text:p text:style-name="P2"><text:s text:c="8"/>def alex(self):</text:p>
      <text:p text:style-name="P2"><text:s text:c="12"/>"""geia"""</text:p>
      <text:p text:style-name="P2"><text:s text:c="12"/>print"HI"</text:p>
      <text:p text:style-name="P2"><text:s text:c="4"/>return Foo</text:p>
      <text:p text:style-name="P2"><text:s text:c="4"/></text:p>
      <text:p text:style-name="P2">Foo.alex.__doc__</text:p>
      <text:p text:style-name="P2">Out[52]: 'geia'</text:p>
      <text:p text:style-name="P2"/>
      <text:p text:style-name="P2"/>
      <text:p text:style-name="P32"><text:span text:style-name="T2">&gt;&gt;&gt; </text:span><text:span text:style-name="T3">z</text:span> <text:span text:style-name="T1">=</text:span> <text:span text:style-name="T4">int</text:span><text:span text:style-name="T1">.</text:span><text:span text:style-name="T3">__new__</text:span>(<text:span text:style-name="T4">int</text:span>, <text:span text:style-name="T5">5</text:span>) <text:s/><text:span text:style-name="T6"># (*)</text:span></text:p>
      <text:p text:style-name="P34"><text:span text:style-name="T2">&gt;&gt;&gt; </text:span><text:span text:style-name="T3">z</text:span> <text:span text:style-name="T1">==</text:span> <text:span text:style-name="T5">5</text:span></text:p>
      <text:p text:style-name="P2"/>
      <text:p text:style-name="P37">__new__ <text:s/>vs __init__</text:p>
      <text:p text:style-name="P3"/>
      <text:p text:style-name="P6">see: <text:a xlink:type="simple" xlink:href="http://jfine-python-classes.readthedocs.org/en/latest/call-a-class.html#the-default-new">http://jfine-python-classes.readthedocs.org/en/latest/call-a-class.html#the-default-new</text:a></text:p>
      <text:p text:style-name="P6"/>
      <text:p text:style-name="P4">new exists in class object:</text:p>
      <text:p text:style-name="P1"><text:span text:style-name="T14"><text:s/></text:span><text:span text:style-name="T7">Use </text:span><text:span text:style-name="Strong_20_Emphasis"><text:span text:style-name="T8">__new__</text:span></text:span><text:span text:style-name="T7"> when you need to control the creation of a new instance. Use </text:span><text:span text:style-name="Strong_20_Emphasis"><text:span text:style-name="T8">__init__</text:span></text:span><text:span text:style-name="T7"> when you need to control initialization of a new instance.</text:span></text:p>
      <text:p text:style-name="P30"><text:span text:style-name="Strong_20_Emphasis"><text:span text:style-name="T8">__new__</text:span></text:span><text:span text:style-name="T7"> is the first step of instance creation. It's called first, and is responsible for returning a new instance of your class. In contrast, </text:span><text:span text:style-name="Strong_20_Emphasis"><text:span text:style-name="T8">__init__</text:span></text:span><text:span text:style-name="T7"> doesn't return anything; it's only responsible for initializing the instance after it's been created.</text:span></text:p>
      <text:p text:style-name="P30"><text:span text:style-name="T7">In general, you shouldn't need to override </text:span><text:span text:style-name="Strong_20_Emphasis"><text:span text:style-name="T8">__new__</text:span></text:span><text:span text:style-name="T7"> unless you're subclassing an immutable type like str, int, unicode or tuple.</text:span></text:p>
      <text:p text:style-name="P2"/>
      <text:p text:style-name="P21">Example</text:p>
      <text:p text:style-name="P21">class Foo(object):</text:p>
      <text:p text:style-name="P21"><text:s text:c="8"/>def __init__(self,a):</text:p>
      <text:p text:style-name="P21"><text:s text:c="12"/>self.a=5</text:p>
      <text:p text:style-name="P21"><text:s text:c="8"/>def alex(self):</text:p>
      <text:p text:style-name="P21"><text:s text:c="12"/>"""geia"""</text:p>
      <text:p text:style-name="P21"><text:s text:c="12"/>print"HI"</text:p>
      <text:p text:style-name="P5"/>
      <text:p text:style-name="P5">Foo.__new__.__doc__</text:p>
      <text:p text:style-name="P5">Out[55]: 'T.__new__(S, ...) -&gt; a new object with type S, a subtype of T'</text:p>
      <text:p text:style-name="P5"/>
      <text:p text:style-name="P5">tmp=Foo.__new__(Foo,5)</text:p>
      <text:p text:style-name="P5"/>
      <text:p text:style-name="P5">tmp</text:p>
      <text:p text:style-name="P5">Out[57]: &lt;__main__.Foo at 0x7fc194182050&gt;</text:p>
      <text:p text:style-name="P5"/>
      <text:p text:style-name="P5">Foo.a</text:p>
      <text:p text:style-name="P5">Traceback (most recent call last):</text:p>
      <text:p text:style-name="P5"/>
      <text:p text:style-name="P5"><text:s text:c="2"/>File "&lt;ipython-input-58-7a26fb2dc2ba&gt;", line 1, in &lt;module&gt;</text:p>
      <text:p text:style-name="P5"><text:s text:c="4"/>Foo.a</text:p>
      <text:p text:style-name="P5"/>
      <text:p text:style-name="P5">AttributeError: type object 'Foo' has no attribute 'a'</text:p>
      <text:p text:style-name="P5"/>
      <text:p text:style-name="P5"/>
      <text:p text:style-name="P26">Metaclasses</text:p>
      <text:p text:style-name="P26"><text:soft-page-break/></text:p>
      <text:p text:style-name="P9">see: http://jfine-python-classes.readthedocs.org/en/latest/metaclass-attribute.html</text:p>
      <text:p text:style-name="P9"/>
      <text:p text:style-name="P9"/>
      <text:p text:style-name="P7">The class of the class. The default metaclass from python </text:p>
      <text:p text:style-name="P7"/>
      <text:p text:style-name="P33"><text:span text:style-name="T15">Bar</text:span> <text:span text:style-name="T17">=</text:span> <text:span text:style-name="T19">type</text:span><text:span text:style-name="T15">(</text:span><text:span text:style-name="T23">'Bar'</text:span><text:span text:style-name="T15">,</text:span> <text:span text:style-name="T15">(Foo,),</text:span> <text:span text:style-name="T19">dict</text:span><text:span text:style-name="T15">(get_i</text:span> <text:span text:style-name="T17">=</text:span> <text:span text:style-name="T20">lambda</text:span> <text:span text:style-name="T19">self</text:span><text:span text:style-name="T15">:</text:span> <text:span text:style-name="T19">self</text:span><text:span text:style-name="T17">.</text:span><text:span text:style-name="T15">i))</text:span></text:p>
      <text:p text:style-name="P7"/>
      <text:p text:style-name="P8">equivalent with:</text:p>
      <text:p text:style-name="P8"/>
      <text:p text:style-name="P22"><text:span text:style-name="T9">class</text:span><text:span text:style-name="T10"> </text:span><text:span text:style-name="T12">Bar</text:span><text:span text:style-name="T11">(Foo):</text:span></text:p>
      <text:p text:style-name="P31"><text:s text:c="4"/><text:span text:style-name="T21">def</text:span><text:span text:style-name="T25"> </text:span><text:span text:style-name="T24">get_i</text:span><text:span text:style-name="T16">(</text:span><text:span text:style-name="T22">self</text:span><text:span text:style-name="T16">):</text:span></text:p>
      <text:p text:style-name="P31"><text:s text:c="8"/><text:span text:style-name="T21">return</text:span><text:span text:style-name="T25"> </text:span><text:span text:style-name="T22">self</text:span><text:span text:style-name="T18">.</text:span><text:span text:style-name="T16">i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, arial, serif"/>
    <style:font-face style:name="Menlo" svg:font-family="Menlo, Monaco, 'Andale Mono', 'lucida console', 'Courier New', monospace"/>
    <style:font-face style:name="Menlo1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0:36:19.351760737</meta:creation-date>
    <dc:date>2016-04-20T18:47:08.035126172</dc:date>
    <meta:editing-duration>P2DT3H12M41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3" meta:paragraph-count="97" meta:word-count="556" meta:character-count="4079" meta:non-whitespace-character-count="3435"/>
  </office:meta>
</office:document-meta>
</file>